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Aalbert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7.06">
            <text:p>47,06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72.3986624723237">
            <text:p>72,40 €</text:p>
          </table:table-cell>
          <table:table-cell table:style-name="ce5" table:formula="of:=[.F2]-[.B3]/[.B4]" office:value-type="currency" office:currency="EUR" office:value="67.9259351995964">
            <text:p>67,93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.492">
            <text:p>0,492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57.0294790245149">
            <text:p>57,03 €</text:p>
          </table:table-cell>
          <table:table-cell table:formula="of:=[.F3]-[.B3]/[.B4]" office:value-type="currency" office:currency="EUR" office:value="52.5567517517876">
            <text:p>52,56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49.8667064323683">
            <text:p>49,87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1">
            <text:p>0,11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28.2100689796094">
            <text:p>28,21 €</text:p>
          </table:table-cell>
          <table:table-cell table:style-name="ce14" table:formula="of:=[.F4]-[.B3]/[.B4]" office:value-type="currency" office:currency="EUR" office:value="23.7373417068822">
            <text:p>23,74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3.05">
            <text:p>3,05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 office:value-type="string">
            <text:p>6 % Margin of Safety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1.525">
            <text:p>1,53 €</text:p>
          </table:table-cell>
          <table:table-cell table:style-name="ce7"/>
          <table:table-cell table:formula="of:=[.B8]/(1+[.D2])^(1/4)" office:value-type="currency" office:currency="EUR" office:value="1.49942207111167">
            <text:p>1,50 €</text:p>
          </table:table-cell>
          <table:table-cell table:formula="of:=[.B5]/2" office:value-type="currency" office:currency="EUR" office:value="1.525">
            <text:p>1,53 €</text:p>
          </table:table-cell>
          <table:table-cell table:style-name="ce8"/>
          <table:table-cell table:formula="of:=[.E8]/(1+[.D3])^(1/4)" office:value-type="currency" office:currency="EUR" office:value="1.49421265107395">
            <text:p>1,49 €</text:p>
          </table:table-cell>
          <table:table-cell table:formula="of:=[.B5]/2" office:value-type="currency" office:currency="EUR" office:value="1.525">
            <text:p>1,53 €</text:p>
          </table:table-cell>
          <table:table-cell table:style-name="ce9"/>
          <table:table-cell table:formula="of:=[.H8]/(1+[.D4])^(1/4)" office:value-type="currency" office:currency="EUR" office:value="1.48909248675637">
            <text:p>1,49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3.3245">
            <text:p>3,32 €</text:p>
          </table:table-cell>
          <table:table-cell office:value-type="percentage" office:value="0.09">
            <text:p>9,00%</text:p>
          </table:table-cell>
          <table:table-cell table:formula="of:=[.B9]/(1+[.$D$2])^[.A9]" office:value-type="currency" office:currency="EUR" office:value="3.10700934579439">
            <text:p>3,11 €</text:p>
          </table:table-cell>
          <table:table-cell table:formula="of:=[.B5]*(1+[.F9])" office:value-type="currency" office:currency="EUR" office:value="3.2635">
            <text:p>3,26 €</text:p>
          </table:table-cell>
          <table:table-cell office:value-type="percentage" office:value="0.07">
            <text:p>7,00%</text:p>
          </table:table-cell>
          <table:table-cell table:formula="of:=[.E9]/(1+[.$D$3])^[.A9]" office:value-type="currency" office:currency="EUR" office:value="3.00783410138249">
            <text:p>3,01 €</text:p>
          </table:table-cell>
          <table:table-cell table:formula="of:=[.B5]*(1+[.I9])" office:value-type="currency" office:currency="EUR" office:value="3.111">
            <text:p>3,11 €</text:p>
          </table:table-cell>
          <table:table-cell office:value-type="percentage" office:value="0.02">
            <text:p>2,00%</text:p>
          </table:table-cell>
          <table:table-cell table:formula="of:=[.H9]/(1+[.$D$4])^[.A9]" office:value-type="currency" office:currency="EUR" office:value="2.82818181818182">
            <text:p>2,83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3.623705">
            <text:p>3,62 €</text:p>
          </table:table-cell>
          <table:table-cell office:value-type="percentage" office:value="0.09">
            <text:p>9,00%</text:p>
          </table:table-cell>
          <table:table-cell table:formula="of:=[.B10]/(1+[.$D$2])^[.A10]" office:value-type="currency" office:currency="EUR" office:value="3.16508428683728">
            <text:p>3,17 €</text:p>
          </table:table-cell>
          <table:table-cell table:formula="of:=[.E9]*(1+[.F10])" office:value-type="currency" office:currency="EUR" office:value="3.491945">
            <text:p>3,49 €</text:p>
          </table:table-cell>
          <table:table-cell office:value-type="percentage" office:value="0.07">
            <text:p>7,00%</text:p>
          </table:table-cell>
          <table:table-cell table:formula="of:=[.E10]/(1+[.$D$3])^[.A10]" office:value-type="currency" office:currency="EUR" office:value="2.96625114145554">
            <text:p>2,97 €</text:p>
          </table:table-cell>
          <table:table-cell table:formula="of:=[.H9]*(1+[.I10])" office:value-type="currency" office:currency="EUR" office:value="3.17322">
            <text:p>3,17 €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EUR" office:value="2.62249586776859">
            <text:p>2,62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3.94983845">
            <text:p>3,95 €</text:p>
          </table:table-cell>
          <table:table-cell office:value-type="percentage" office:value="0.09">
            <text:p>9,00%</text:p>
          </table:table-cell>
          <table:table-cell table:formula="of:=[.B11]/(1+[.$D$2])^[.A11]" office:value-type="currency" office:currency="EUR" office:value="3.22424474079685">
            <text:p>3,22 €</text:p>
          </table:table-cell>
          <table:table-cell table:formula="of:=[.E10]*(1+[.F11])" office:value-type="currency" office:currency="EUR" office:value="3.73638115">
            <text:p>3,74 €</text:p>
          </table:table-cell>
          <table:table-cell office:value-type="percentage" office:value="0.07">
            <text:p>7,00%</text:p>
          </table:table-cell>
          <table:table-cell table:formula="of:=[.E11]/(1+[.$D$3])^[.A11]" office:value-type="currency" office:currency="EUR" office:value="2.92524306115892">
            <text:p>2,93 €</text:p>
          </table:table-cell>
          <table:table-cell table:formula="of:=[.H10]*(1+[.I11])" office:value-type="currency" office:currency="EUR" office:value="3.2366844">
            <text:p>3,24 €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EUR" office:value="2.43176889556724">
            <text:p>2,43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4.186828757">
            <text:p>4,19 €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EUR" office:value="3.19411161237819">
            <text:p>3,19 €</text:p>
          </table:table-cell>
          <table:table-cell table:formula="of:=[.E11]*(1+[.F12])" office:value-type="currency" office:currency="EUR" office:value="3.885836396">
            <text:p>3,89 €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EUR" office:value="2.80391961622606">
            <text:p>2,80 €</text:p>
          </table:table-cell>
          <table:table-cell table:formula="of:=[.H11]*(1+[.I12])" office:value-type="currency" office:currency="EUR" office:value="3.301418088">
            <text:p>3,30 €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EUR" office:value="2.25491297588962">
            <text:p>2,25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4.43803848242">
            <text:p>4,44 €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EUR" office:value="3.16426010198213">
            <text:p>3,16 €</text:p>
          </table:table-cell>
          <table:table-cell table:formula="of:=[.E12]*(1+[.F13])" office:value-type="currency" office:currency="EUR" office:value="4.04126985184">
            <text:p>4,04 €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EUR" office:value="2.68762801923973">
            <text:p>2,69 €</text:p>
          </table:table-cell>
          <table:table-cell table:formula="of:=[.H12]*(1+[.I13])" office:value-type="currency" office:currency="EUR" office:value="3.33443226888">
            <text:p>3,33 €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EUR" office:value="2.07042009604411">
            <text:p>2,07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4.7043207913652">
            <text:p>4,70 €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EUR" office:value="3.13468757766454">
            <text:p>3,13 €</text:p>
          </table:table-cell>
          <table:table-cell table:formula="of:=[.E13]*(1+[.F14])" office:value-type="currency" office:currency="EUR" office:value="4.2029206459136">
            <text:p>4,20 €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EUR" office:value="2.57615957604546">
            <text:p>2,58 €</text:p>
          </table:table-cell>
          <table:table-cell table:formula="of:=[.H13]*(1+[.I14])" office:value-type="currency" office:currency="EUR" office:value="3.3677765915688">
            <text:p>3,37 €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EUR" office:value="1.90102208818595">
            <text:p>1,90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4.98658003884711">
            <text:p>4,99 €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EUR" office:value="3.10539143207889">
            <text:p>3,11 €</text:p>
          </table:table-cell>
          <table:table-cell table:formula="of:=[.E14]*(1+[.F15])" office:value-type="currency" office:currency="EUR" office:value="4.37103747175015">
            <text:p>4,37 €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EUR" office:value="2.4693142480067">
            <text:p>2,47 €</text:p>
          </table:table-cell>
          <table:table-cell table:formula="of:=[.H14]*(1+[.I15])" office:value-type="currency" office:currency="EUR" office:value="3.40145435748449">
            <text:p>3,40 €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EUR" office:value="1.74548391733438">
            <text:p>1,75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5.13617744001253">
            <text:p>5,14 €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EUR" office:value="2.98930203274884">
            <text:p>2,99 €</text:p>
          </table:table-cell>
          <table:table-cell table:formula="of:=[.E15]*(1+[.F16])" office:value-type="currency" office:currency="EUR" office:value="4.45845822118515">
            <text:p>4,46 €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EUR" office:value="2.32138297969294">
            <text:p>2,32 €</text:p>
          </table:table-cell>
          <table:table-cell table:formula="of:=[.H15]*(1+[.I16])" office:value-type="currency" office:currency="EUR" office:value="3.43546890105933">
            <text:p>3,44 €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EUR" office:value="1.6026715968252">
            <text:p>1,60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5.2902627632129">
            <text:p>5,29 €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EUR" office:value="2.87755242404795">
            <text:p>2,88 €</text:p>
          </table:table-cell>
          <table:table-cell table:formula="of:=[.E16]*(1+[.F17])" office:value-type="currency" office:currency="EUR" office:value="4.54762738560885">
            <text:p>4,55 €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EUR" office:value="2.18231395325972">
            <text:p>2,18 €</text:p>
          </table:table-cell>
          <table:table-cell table:formula="of:=[.H16]*(1+[.I17])" office:value-type="currency" office:currency="EUR" office:value="3.46982359006993">
            <text:p>3,47 €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EUR" office:value="1.47154392072132">
            <text:p>1,47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5.44897064610929">
            <text:p>5,45 €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EUR" office:value="2.76998037081251">
            <text:p>2,77 €</text:p>
          </table:table-cell>
          <table:table-cell table:formula="of:=[.E17]*(1+[.F18])" office:value-type="currency" office:currency="EUR" office:value="4.63857993332103">
            <text:p>4,64 €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EUR" office:value="2.05157625099071">
            <text:p>2,05 €</text:p>
          </table:table-cell>
          <table:table-cell table:formula="of:=[.H17]*(1+[.I18])" office:value-type="currency" office:currency="EUR" office:value="3.50452182597063">
            <text:p>3,50 €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EUR" office:value="1.3511448726623">
            <text:p>1,35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32.2310459962533">
            <text:p>32,23 €</text:p>
          </table:table-cell>
          <table:table-cell/>
          <table:table-cell table:style-name="ce8"/>
          <table:table-cell table:formula="of:=SUM([.G8:.G18])" office:value-type="currency" office:currency="EUR" office:value="27.4858355985322">
            <text:p>27,49 €</text:p>
          </table:table-cell>
          <table:table-cell/>
          <table:table-cell table:style-name="ce9"/>
          <table:table-cell table:formula="of:=SUM([.J8:.J18])" office:value-type="currency" office:currency="EUR" office:value="21.7687385359369">
            <text:p>21,77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81.7345596916394">
            <text:p>81,73 €</text:p>
          </table:table-cell>
          <table:table-cell table:style-name="ce7"/>
          <table:table-cell table:formula="of:=[.B20]/(1+[.D2])^([.A18]+1/2)" office:value-type="currency" office:currency="EUR" office:value="40.1676164760704">
            <text:p>40,17 €</text:p>
          </table:table-cell>
          <table:table-cell table:formula="of:=[.E18]*[.D5]" office:value-type="currency" office:currency="EUR" office:value="69.5786989998154">
            <text:p>69,58 €</text:p>
          </table:table-cell>
          <table:table-cell table:style-name="ce8"/>
          <table:table-cell table:formula="of:=[.E20]/(1+[.D3])^([.A18]+1/2)" office:value-type="currency" office:currency="EUR" office:value="29.5436434259826">
            <text:p>29,54 €</text:p>
          </table:table-cell>
          <table:table-cell table:formula="of:=[.H18]*5" office:value-type="currency" office:currency="EUR" office:value="17.5226091298531">
            <text:p>17,52 €</text:p>
          </table:table-cell>
          <table:table-cell table:style-name="ce9"/>
          <table:table-cell table:formula="of:=[.H20]/(1+[.D4])^([.A18]+1/2)" office:value-type="currency" office:currency="EUR" office:value="6.44133044367253">
            <text:p>6,44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2">02.04.2022</text:date>, <text:time>13:50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02T13:50:45.64</dc:date>
    <dc:creator>aaa </dc:creator>
    <meta:editing-duration>P3DT2H11S</meta:editing-duration>
    <meta:editing-cycles>55</meta:editing-cycles>
    <meta:generator>OpenOffice/4.1.5$Win32 OpenOffice.org_project/415m1$Build-9789</meta:generator>
    <meta:document-statistic meta:table-count="5" meta:cell-count="687" meta:object-count="0"/>
  </office:meta>
</office:document-meta>
</file>